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6"/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ext-properties fo:color="#800000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4" table:number-columns-repeated="16366" table:default-cell-style-name="ce1"/>
        <table:table-row table:style-name="ro1">
          <table:table-cell office:value-type="string" table:style-name="ce1">
            <text:p>CAP2ACT</text:p>
          </table:table-cell>
          <table:table-cell office:value-type="float" office:value="8760" table:style-name="ce1">
            <text:p>87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it</text:p>
          </table:table-cell>
          <table:table-cell table:style-name="ce2"/>
          <table:table-cell office:value-type="string" table:style-name="ce1">
            <text:p>GW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Y</text:p>
          </table:table-cell>
          <table:table-cell office:value-type="string" table:style-name="ce3">
            <text:p>Hydro</text:p>
          </table:table-cell>
          <table:table-cell office:value-type="string" table:style-name="ce4">
            <text:p>Pumped-storage</text:p>
          </table:table-cell>
          <table:table-cell office:value-type="string" table:style-name="ce4">
            <text:p>Thermal</text:p>
          </table:table-cell>
          <table:table-cell office:value-type="string" table:style-name="ce3">
            <text:p>Coal</text:p>
          </table:table-cell>
          <table:table-cell office:value-type="string" table:style-name="ce3">
            <text:p>Oil</text:p>
          </table:table-cell>
          <table:table-cell office:value-type="string" table:style-name="ce3">
            <text:p>LNG</text:p>
          </table:table-cell>
          <table:table-cell office:value-type="string" table:style-name="ce4">
            <text:p>Th-fossil</text:p>
          </table:table-cell>
          <table:table-cell office:value-type="string" table:style-name="ce3">
            <text:p>Nuclear</text:p>
          </table:table-cell>
          <table:table-cell office:value-type="string" table:style-name="ce4">
            <text:p>Alt Energy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PV</text:p>
          </table:table-cell>
          <table:table-cell office:value-type="string" table:style-name="ce3">
            <text:p>Geo</text:p>
          </table:table-cell>
          <table:table-cell office:value-type="string" table:style-name="ce1">
            <text:p>Other Util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 from EDMC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ot (w/o PS,other)</text:p>
          </table:table-cell>
          <table:table-cell table:number-columns-repeated="16366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74378.178" table:style-name="ce5">
            <text:p>74,378.18<text:s/></text:p>
          </table:table-cell>
          <table:table-cell table:style-name="ce1"/>
          <table:table-cell office:value-type="float" office:value="678527.15" table:style-name="ce1">
            <text:p>678527.15</text:p>
          </table:table-cell>
          <table:table-cell office:value-type="float" office:value="204514.005" table:style-name="ce1">
            <text:p>204514.005</text:p>
          </table:table-cell>
          <table:table-cell office:value-type="float" office:value="107134.89" table:style-name="ce1">
            <text:p>107134.89</text:p>
          </table:table-cell>
          <table:table-cell office:value-type="float" office:value="392271.04200000002" table:style-name="ce1">
            <text:p>392271.042</text:p>
          </table:table-cell>
          <table:table-cell office:value-type="float" office:value="25392.787000000011" table:formula="of:=SUM([.E4:.G4])-[.D4]" table:style-name="ce1">
            <text:p>25392.787</text:p>
          </table:table-cell>
          <table:table-cell office:value-type="float" office:value="101761.003" table:style-name="ce1">
            <text:p>101761.003</text:p>
          </table:table-cell>
          <table:table-cell office:value-type="float" office:value="2738.8919999999998" table:style-name="ce1">
            <text:p>2738.892</text:p>
          </table:table-cell>
          <table:table-cell office:value-type="float" office:value="179.636" table:style-name="ce1">
            <text:p>179.636</text:p>
          </table:table-cell>
          <table:table-cell office:value-type="float" office:value="40.783999999999999" table:style-name="ce1">
            <text:p>40.784</text:p>
          </table:table-cell>
          <table:table-cell office:value-type="float" office:value="2518.4720000000002" table:style-name="ce1">
            <text:p>2518.472</text:p>
          </table:table-cell>
          <table:table-cell table:style-name="ce1"/>
          <table:table-cell office:value-type="float" office:value="882798.01000000013" table:formula="of:=SUM([.B4:.M4])-[.H4]-[.J4]-[.C4]-[.D4]" table:style-name="ce1">
            <text:p>882798.01</text:p>
          </table:table-cell>
          <table:table-cell office:value-type="float" office:value="857405.223" table:style-name="ce1">
            <text:p>857405.223</text:p>
          </table:table-cell>
          <table:table-cell office:value-type="float" office:value="2.9615852946582911E-2" table:formula="of:=ABS([.P4]-[.O4])/[.P4]" table:style-name="ce1">
            <text:p>0.029615853</text:p>
          </table:table-cell>
          <table:table-cell office:value-type="float" office:value="882798.01000000013" table:formula="of:=[.O4]-[.N4]-[.C4]" table:style-name="ce1">
            <text:p>882798.01</text:p>
          </table:table-cell>
          <table:table-cell table:number-columns-repeated="1636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67359.986999999994" table:style-name="ce1">
            <text:p>67359.987</text:p>
          </table:table-cell>
          <table:table-cell table:style-name="ce1"/>
          <table:table-cell office:value-type="float" office:value="735941.77800000005" table:style-name="ce1">
            <text:p>735941.778</text:p>
          </table:table-cell>
          <table:table-cell office:value-type="float" office:value="214514.005" table:style-name="ce1">
            <text:p>214514.005</text:p>
          </table:table-cell>
          <table:table-cell office:value-type="float" office:value="106134.89" table:style-name="ce1">
            <text:p>106134.89</text:p>
          </table:table-cell>
          <table:table-cell office:value-type="float" office:value="395271.04200000002" table:style-name="ce1">
            <text:p>395271.042</text:p>
          </table:table-cell>
          <table:table-cell office:value-type="float" office:value="-20021.841000000015" table:formula="of:=SUM([.E5:.G5])-[.D5]" table:style-name="ce1">
            <text:p>-20021.841</text:p>
          </table:table-cell>
          <table:table-cell office:value-type="float" office:value="15939.413" table:style-name="ce1">
            <text:p>15939.413</text:p>
          </table:table-cell>
          <table:table-cell office:value-type="float" office:value="2713.4929999999999" table:style-name="ce1">
            <text:p>2713.493</text:p>
          </table:table-cell>
          <table:table-cell office:value-type="float" office:value="167.09299999999999" table:style-name="ce1">
            <text:p>167.093</text:p>
          </table:table-cell>
          <table:table-cell office:value-type="float" office:value="85.981999999999999" table:style-name="ce1">
            <text:p>85.982</text:p>
          </table:table-cell>
          <table:table-cell office:value-type="float" office:value="2460.4180000000001" table:style-name="ce1">
            <text:p>2460.418</text:p>
          </table:table-cell>
          <table:table-cell table:style-name="ce1"/>
          <table:table-cell office:value-type="float" office:value="801932.83000000019" table:formula="of:=SUM([.B5:.M5])-[.H5]-[.J5]-[.C5]-[.D5]" table:style-name="ce1">
            <text:p>801932.83</text:p>
          </table:table-cell>
          <table:table-cell office:value-type="float" office:value="821954.67099999997" table:style-name="ce1">
            <text:p>821954.671</text:p>
          </table:table-cell>
          <table:table-cell office:value-type="float" office:value="2.4358814064090625E-2" table:formula="of:=ABS([.P5]-[.O5])/[.P5]" table:style-name="ce1">
            <text:p>0.024358814</text:p>
          </table:table-cell>
          <table:table-cell office:value-type="float" office:value="801932.83000000019" table:formula="of:=[.O5]-[.N5]-[.C5]" table:style-name="ce1">
            <text:p>801932.83</text:p>
          </table:table-cell>
          <table:table-cell table:number-columns-repeated="16366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68563.820000000007" table:style-name="ce1">
            <text:p>68563.82</text:p>
          </table:table-cell>
          <table:table-cell table:style-name="ce1"/>
          <table:table-cell office:value-type="float" office:value="743117.98300000001" table:style-name="ce1">
            <text:p>743117.983</text:p>
          </table:table-cell>
          <table:table-cell office:value-type="float" office:value="234514.005" table:style-name="ce1">
            <text:p>234514.005</text:p>
          </table:table-cell>
          <table:table-cell office:value-type="float" office:value="108134.89" table:style-name="ce1">
            <text:p>108134.89</text:p>
          </table:table-cell>
          <table:table-cell office:value-type="float" office:value="399271.04200000002" table:style-name="ce1">
            <text:p>399271.042</text:p>
          </table:table-cell>
          <table:table-cell office:value-type="float" office:value="-1198.045999999973" table:formula="of:=SUM([.E6:.G6])-[.D6]" table:style-name="ce1">
            <text:p>-1198.046</text:p>
          </table:table-cell>
          <table:table-cell office:value-type="float" office:value="9302.75" table:style-name="ce1">
            <text:p>9302.75</text:p>
          </table:table-cell>
          <table:table-cell office:value-type="float" office:value="2683.8560000000002" table:style-name="ce1">
            <text:p>2683.856</text:p>
          </table:table-cell>
          <table:table-cell office:value-type="float" office:value="162.672" table:style-name="ce1">
            <text:p>162.672</text:p>
          </table:table-cell>
          <table:table-cell office:value-type="float" office:value="85.567999999999998" table:style-name="ce1">
            <text:p>85.568</text:p>
          </table:table-cell>
          <table:table-cell office:value-type="float" office:value="2435.616" table:style-name="ce1">
            <text:p>2435.616</text:p>
          </table:table-cell>
          <table:table-cell table:style-name="ce1"/>
          <table:table-cell office:value-type="float" office:value="822470.36300000013" table:formula="of:=SUM([.B6:.M6])-[.H6]-[.J6]-[.C6]-[.D6]" table:style-name="ce1">
            <text:p>822470.363</text:p>
          </table:table-cell>
          <table:table-cell office:value-type="float" office:value="823668.40899999999" table:style-name="ce1">
            <text:p>823668.409</text:p>
          </table:table-cell>
          <table:table-cell office:value-type="float" office:value="1.454524644758904E-3" table:formula="of:=ABS([.P6]-[.O6])/[.P6]" table:style-name="ce1">
            <text:p>0.001454525</text:p>
          </table:table-cell>
          <table:table-cell office:value-type="float" office:value="822470.36300000013" table:formula="of:=[.O6]-[.N6]-[.C6]" table:style-name="ce1">
            <text:p>822470.363</text:p>
          </table:table-cell>
          <table:table-cell table:number-columns-repeated="16366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70254.692999999999" table:style-name="ce1">
            <text:p>70254.693</text:p>
          </table:table-cell>
          <table:table-cell table:style-name="ce1"/>
          <table:table-cell office:value-type="float" office:value="717763.96799999999" table:style-name="ce1">
            <text:p>717763.968</text:p>
          </table:table-cell>
          <table:table-cell office:value-type="float" office:value="231421.05499999999" table:style-name="ce1">
            <text:p>231421.055</text:p>
          </table:table-cell>
          <table:table-cell office:value-type="float" office:value="72570.868000000002" table:style-name="ce1">
            <text:p>72570.868</text:p>
          </table:table-cell>
          <table:table-cell office:value-type="float" office:value="411916.68" table:style-name="ce1">
            <text:p>411916.68</text:p>
          </table:table-cell>
          <table:table-cell office:value-type="float" office:value="-1855.3649999999907" table:formula="of:=SUM([.E7:.G7])-[.D7]" table:style-name="ce1">
            <text:p>-1855.365</text:p>
          </table:table-cell>
          <table:table-cell office:value-type="float" office:value="0" table:style-name="ce1">
            <text:p>0</text:p>
          </table:table-cell>
          <table:table-cell office:value-type="float" office:value="2542.2350000000001" table:style-name="ce1">
            <text:p>2542.235</text:p>
          </table:table-cell>
          <table:table-cell office:value-type="float" office:value="34.347999999999999" table:style-name="ce1">
            <text:p>34.348</text:p>
          </table:table-cell>
          <table:table-cell office:value-type="float" office:value="88.941000000000003" table:style-name="ce1">
            <text:p>88.941</text:p>
          </table:table-cell>
          <table:table-cell office:value-type="float" office:value="2418.9459999999999" table:style-name="ce1">
            <text:p>2418.946</text:p>
          </table:table-cell>
          <table:table-cell table:style-name="ce1"/>
          <table:table-cell office:value-type="float" office:value="788705.53100000008" table:formula="of:=SUM([.B7:.M7])-[.H7]-[.J7]-[.C7]-[.D7]" table:style-name="ce1">
            <text:p>788705.531</text:p>
          </table:table-cell>
          <table:table-cell office:value-type="float" office:value="790560.89599999995" table:style-name="ce1">
            <text:p>790560.896</text:p>
          </table:table-cell>
          <table:table-cell office:value-type="float" office:value="2.3468970061477396E-3" table:formula="of:=ABS([.P7]-[.O7])/[.P7]" table:style-name="ce1">
            <text:p>0.002346897</text:p>
          </table:table-cell>
          <table:table-cell office:value-type="float" office:value="788705.53100000008" table:formula="of:=[.O7]-[.N7]-[.C7]" table:style-name="ce1">
            <text:p>788705.531</text:p>
          </table:table-cell>
          <table:table-cell table:number-columns-repeated="16366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74800.524000000005" table:style-name="ce1">
            <text:p>74800.524</text:p>
          </table:table-cell>
          <table:table-cell office:value-type="float" office:value="6187.2860000000001" table:style-name="ce1">
            <text:p>6187.286</text:p>
          </table:table-cell>
          <table:table-cell office:value-type="float" office:value="675659.06900000002" table:style-name="ce1">
            <text:p>675659.069</text:p>
          </table:table-cell>
          <table:table-cell office:value-type="float" office:value="232618.03599999999" table:style-name="ce1">
            <text:p>232618.036</text:p>
          </table:table-cell>
          <table:table-cell office:value-type="float" office:value="57693.226999999999" table:style-name="ce1">
            <text:p>57693.227</text:p>
          </table:table-cell>
          <table:table-cell office:value-type="float" office:value="383292.88500000001" table:style-name="ce1">
            <text:p>383292.885</text:p>
          </table:table-cell>
          <table:table-cell office:value-type="float" office:value="-2054.920999999973" table:formula="of:=SUM([.E8:.G8])-[.D8]" table:style-name="ce1">
            <text:p>-2054.921</text:p>
          </table:table-cell>
          <table:table-cell office:value-type="float" office:value="9437.2849999999999" table:style-name="ce1">
            <text:p>9437.285</text:p>
          </table:table-cell>
          <table:table-cell office:value-type="float" office:value="2549.8029999999999" table:style-name="ce1">
            <text:p>2549.803</text:p>
          </table:table-cell>
          <table:table-cell office:value-type="float" office:value="67.165000000000006" table:style-name="ce1">
            <text:p>67.165</text:p>
          </table:table-cell>
          <table:table-cell office:value-type="float" office:value="98.534999999999997" table:style-name="ce1">
            <text:p>98.535</text:p>
          </table:table-cell>
          <table:table-cell office:value-type="float" office:value="2384.1030000000001" table:style-name="ce1">
            <text:p>2384.103</text:p>
          </table:table-cell>
          <table:table-cell table:style-name="ce1"/>
          <table:table-cell office:value-type="float" office:value="760391.75999999943" table:formula="of:=SUM([.B8:.M8])-[.H8]-[.J8]-[.C8]-[.D8]" table:style-name="ce1">
            <text:p>760391.76</text:p>
          </table:table-cell>
          <table:table-cell office:value-type="float" office:value="762446.68099999998" table:style-name="ce1">
            <text:p>762446.681</text:p>
          </table:table-cell>
          <table:table-cell office:value-type="float" office:value="2.6951668243940523E-3" table:formula="of:=ABS([.P8]-[.O8])/[.P8]" table:style-name="ce1">
            <text:p>0.002695167</text:p>
          </table:table-cell>
          <table:table-cell office:value-type="float" office:value="754204.47399999946" table:formula="of:=[.O8]-[.N8]-[.C8]" table:style-name="ce1">
            <text:p>754204.474</text:p>
          </table:table-cell>
          <table:table-cell table:number-columns-repeated="16366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81870.034159000003" table:style-name="ce1">
            <text:p>81870.03416</text:p>
          </table:table-cell>
          <table:table-cell office:value-type="float" office:value="7648.6680340000003" table:style-name="ce1">
            <text:p>7648.668034</text:p>
          </table:table-cell>
          <table:table-cell office:value-type="float" office:value="794734.83486099995" table:style-name="ce1">
            <text:p>794734.8349</text:p>
          </table:table-cell>
          <table:table-cell office:value-type="float" office:value="289836.95143299998" table:style-name="ce6">
            <text:p>289836.9514</text:p>
          </table:table-cell>
          <table:table-cell office:value-type="float" office:value="45432.955450000001" table:style-name="ce6">
            <text:p>45432.95545</text:p>
          </table:table-cell>
          <table:table-cell office:value-type="float" office:value="408211.67706299998" table:style-name="ce6">
            <text:p>408211.6771</text:p>
          </table:table-cell>
          <table:table-cell office:value-type="float" office:value="-51253.250914999982" table:formula="of:=SUM([.E9:.G9])-[.D9]" table:style-name="ce1">
            <text:p>-51253.25091</text:p>
          </table:table-cell>
          <table:table-cell office:value-type="float" office:value="17300.237000000001" table:style-name="ce1">
            <text:p>17300.237</text:p>
          </table:table-cell>
          <table:table-cell office:value-type="float" office:value="13679.7459311519" table:style-name="ce1">
            <text:p>13679.74593</text:p>
          </table:table-cell>
          <table:table-cell office:value-type="float" office:value="4999.8254999999999" table:style-name="ce1">
            <text:p>4999.8255</text:p>
          </table:table-cell>
          <table:table-cell office:value-type="float" office:value="6521.50715915193" table:style-name="ce1">
            <text:p>6521.507159</text:p>
          </table:table-cell>
          <table:table-cell office:value-type="float" office:value="2158.4132719999998" table:style-name="ce1">
            <text:p>2158.413272</text:p>
          </table:table-cell>
          <table:table-cell office:value-type="float" office:value="86282.856910443807" table:style-name="ce7">
            <text:p>86282.85691</text:p>
          </table:table-cell>
          <table:table-cell office:value-type="float" office:value="856331.60103615152" table:formula="of:=SUM([.B9:.M9])-[.H9]-[.J9]-[.C9]-[.D9]" table:style-name="ce1">
            <text:p>856331.601</text:p>
          </table:table-cell>
          <table:table-cell office:value-type="float" office:value="907853.360180152" table:style-name="ce1">
            <text:p>907853.3602</text:p>
          </table:table-cell>
          <table:table-cell office:value-type="float" office:value="5.6751190670018159E-2" table:formula="of:=ABS([.P9]-[.O9])/[.P9]" table:style-name="ce1">
            <text:p>0.056751191</text:p>
          </table:table-cell>
          <table:table-cell office:value-type="float" office:value="762400.0760917078" table:formula="of:=[.O9]-[.N9]-[.C9]" table:style-name="ce1">
            <text:p>762400.07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TOCK 1</text:p>
          </table:table-cell>
          <table:table-cell office:value-type="float" office:value="1457424.1205299997" table:formula="of:=(SUM([.B4:.B9])/6)*20" table:style-name="ce3">
            <text:p>1457424.121</text:p>
          </table:table-cell>
          <table:table-cell table:style-name="ce4"/>
          <table:table-cell table:style-name="ce3"/>
          <table:table-cell office:value-type="float" office:value="4785221.3952722009" table:formula="of:=(SUM([.E4:.E9])/6)*1.02*20" table:style-name="ce3">
            <text:p>4785221.395</text:p>
          </table:table-cell>
          <table:table-cell office:value-type="float" office:value="1706715.9068783335" table:formula="of:=(SUM([.F4:.F9])/6)*1.03*20" table:style-name="ce3">
            <text:p>1706715.907</text:p>
          </table:table-cell>
          <table:table-cell office:value-type="float" office:value="8365820.2882204996" table:formula="of:=(SUM([.G4:.G9])/6)*1.05*20" table:style-name="ce3">
            <text:p>8365820.288</text:p>
          </table:table-cell>
          <table:table-cell table:style-name="ce3"/>
          <table:table-cell office:value-type="float" office:value="2035220.06" table:formula="of:=[.I4]*20" table:style-name="ce3">
            <text:p>2035220.06</text:p>
          </table:table-cell>
          <table:table-cell table:style-name="ce3"/>
          <table:table-cell office:value-type="float" office:value="20572.711500000001" table:formula="of:=(SUM([.K4:.K9])/6)*1.1*20" table:style-name="ce3">
            <text:p>20572.7115</text:p>
          </table:table-cell>
          <table:table-cell office:value-type="float" office:value="25378.162916890411" table:formula="of:=(SUM([.L4:.L9])/6)*1.1*20" table:style-name="ce3">
            <text:p>25378.16292</text:p>
          </table:table-cell>
          <table:table-cell office:value-type="float" office:value="47919.894240000001" table:formula="of:=(SUM([.M4:.M9])/6)*20" table:style-name="ce3">
            <text:p>47919.8942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STOCK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VG STOCK 1</text:p>
          </table:table-cell>
          <table:table-cell office:value-type="float" office:value="72871.206026499989" table:formula="of:=[.B10]/20" table:style-name="ce3">
            <text:p>72871.20603</text:p>
          </table:table-cell>
          <table:table-cell table:number-columns-repeated="2" table:style-name="ce3"/>
          <table:table-cell office:value-type="float" office:value="239261.06976361005" table:formula="of:=[.E10]/20" table:style-name="ce3">
            <text:p>239261.0698</text:p>
          </table:table-cell>
          <table:table-cell office:value-type="float" office:value="85335.795343916674" table:formula="of:=[.F10]/20" table:style-name="ce3">
            <text:p>85335.79534</text:p>
          </table:table-cell>
          <table:table-cell office:value-type="float" office:value="418291.01441102498" table:formula="of:=[.G10]/20" table:style-name="ce3">
            <text:p>418291.0144</text:p>
          </table:table-cell>
          <table:table-cell table:style-name="ce3"/>
          <table:table-cell office:value-type="float" office:value="101761.003" table:formula="of:=[.I10]/20" table:style-name="ce3">
            <text:p>101761.003</text:p>
          </table:table-cell>
          <table:table-cell table:style-name="ce3"/>
          <table:table-cell office:value-type="float" office:value="1028.635575" table:formula="of:=[.K10]/20" table:style-name="ce3">
            <text:p>1028.635575</text:p>
          </table:table-cell>
          <table:table-cell office:value-type="float" office:value="1268.9081458445205" table:formula="of:=[.L10]/20" table:style-name="ce3">
            <text:p>1268.908146</text:p>
          </table:table-cell>
          <table:table-cell office:value-type="float" office:value="2395.9947120000002" table:formula="of:=[.M10]/20" table:style-name="ce3">
            <text:p>2395.99471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AVG STOCK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AP1</text:p>
          </table:table-cell>
          <table:table-cell office:value-type="float" office:value="8.3186308249429217" table:formula="of:=[.B12]/[.$B$1]" table:style-name="ce3">
            <text:p>8.318630825</text:p>
          </table:table-cell>
          <table:table-cell table:number-columns-repeated="2" table:style-name="ce3"/>
          <table:table-cell office:value-type="float" office:value="27.312907507261421" table:formula="of:=[.E12]/[.$B$1]" table:style-name="ce3">
            <text:p>27.31290751</text:p>
          </table:table-cell>
          <table:table-cell office:value-type="float" office:value="9.7415291488489348" table:formula="of:=[.F12]/[.$B$1]" table:style-name="ce3">
            <text:p>9.741529149</text:p>
          </table:table-cell>
          <table:table-cell office:value-type="float" office:value="47.75011580034532" table:formula="of:=[.G12]/[.$B$1]" table:style-name="ce3">
            <text:p>47.7501158</text:p>
          </table:table-cell>
          <table:table-cell table:style-name="ce3"/>
          <table:table-cell office:value-type="float" office:value="11.616552853881279" table:formula="of:=[.I12]/[.$B$1]" table:style-name="ce3">
            <text:p>11.61655285</text:p>
          </table:table-cell>
          <table:table-cell table:style-name="ce3"/>
          <table:table-cell office:value-type="float" office:value="0.11742415239726027" table:formula="of:=[.K12]/[.$B$1]" table:style-name="ce3">
            <text:p>0.117424152</text:p>
          </table:table-cell>
          <table:table-cell office:value-type="float" office:value="0.14485252806444299" table:formula="of:=[.L12]/[.$B$1]" table:style-name="ce3">
            <text:p>0.144852528</text:p>
          </table:table-cell>
          <table:table-cell office:value-type="float" office:value="0.27351537808219178" table:formula="of:=[.M12]/[.$B$1]" table:style-name="ce3">
            <text:p>0.27351537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CAP2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LCOE</text:p>
          </table:table-cell>
          <table:table-cell office:value-type="string" table:style-name="ce5">
            <text:p>USD/MWh</text:p>
          </table:table-cell>
          <table:table-cell table:style-name="ce1"/>
          <table:table-cell table:number-columns-repeated="5" table:style-name="ce5"/>
          <table:table-cell table:number-columns-repeated="3" table:style-name="ce1"/>
          <table:table-cell table:style-name="ce5"/>
          <table:table-cell table:number-columns-repeated="16372"/>
        </table:table-row>
        <table:table-row table:style-name="ro1">
          <table:table-cell table:style-name="ce1"/>
          <table:table-cell office:value-type="string" table:style-name="ce5">
            <text:p>2016(Lazard)</text:p>
          </table:table-cell>
          <table:table-cell office:value-type="string" table:style-name="ce5">
            <text:p>2015(OECD NEA 10 %)</text:p>
          </table:table-cell>
          <table:table-cell table:style-name="ce5"/>
          <table:table-cell office:value-type="string" table:style-name="ce5">
            <text:p>2014 IEEJ</text:p>
          </table:table-cell>
          <table:table-cell table:number-columns-repeated="4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Hydro</text:p>
          </table:table-cell>
          <table:table-cell table:style-name="ce5"/>
          <table:table-cell office:value-type="float" office:value="321.39" table:style-name="ce1">
            <text:p>321.39</text:p>
          </table:table-cell>
          <table:table-cell table:number-columns-repeated="6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Coal</text:p>
          </table:table-cell>
          <table:table-cell office:value-type="float" office:value="60" table:style-name="ce5">
            <text:p>60.00<text:s/></text:p>
          </table:table-cell>
          <table:table-cell office:value-type="float" office:value="119.25" table:style-name="ce5">
            <text:p>119.25<text:s/></text:p>
          </table:table-cell>
          <table:table-cell table:number-columns-repeated="6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Oil</text:p>
          </table:table-cell>
          <table:table-cell table:number-columns-repeated="3" table:style-name="ce5"/>
          <table:table-cell office:value-type="float" office:value="43400" table:style-name="ce5">
            <text:p>43,400.00<text:s/></text:p>
          </table:table-cell>
          <table:table-cell office:value-type="string" table:style-name="ce5">
            <text:p>yen/kwh</text:p>
          </table:table-cell>
          <table:table-cell office:value-type="float" office:value="394.18352240215802" table:formula="of:=[.E21]/110.101" table:style-name="ce5">
            <text:p>394.18<text:s/></text:p>
          </table:table-cell>
          <table:table-cell office:value-type="string" table:style-name="ce5">
            <text:p>USD/MWh</text:p>
          </table:table-cell>
          <table:table-cell table:number-columns-repeated="3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LNG</text:p>
          </table:table-cell>
          <table:table-cell office:value-type="float" office:value="101" table:style-name="ce5">
            <text:p>101.00<text:s/></text:p>
          </table:table-cell>
          <table:table-cell office:value-type="float" office:value="143.07" table:style-name="ce5">
            <text:p>143.07<text:s/></text:p>
          </table:table-cell>
          <table:table-cell office:value-type="string" table:style-name="ce5">
            <text:p>CCGT</text:p>
          </table:table-cell>
          <table:table-cell table:number-columns-repeated="5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Nuclear</text:p>
          </table:table-cell>
          <table:table-cell office:value-type="float" office:value="136" table:style-name="ce5">
            <text:p>136.00<text:s/></text:p>
          </table:table-cell>
          <table:table-cell office:value-type="float" office:value="112.5" table:style-name="ce5">
            <text:p>112.50<text:s/></text:p>
          </table:table-cell>
          <table:table-cell table:number-columns-repeated="6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Wind</text:p>
          </table:table-cell>
          <table:table-cell office:value-type="float" office:value="62" table:style-name="ce5">
            <text:p>62.00<text:s/></text:p>
          </table:table-cell>
          <table:table-cell office:value-type="float" office:value="223.38" table:style-name="ce5">
            <text:p>223.38<text:s/></text:p>
          </table:table-cell>
          <table:table-cell office:value-type="string" table:style-name="ce5">
            <text:p>Onshore</text:p>
          </table:table-cell>
          <table:table-cell table:number-columns-repeated="5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PV</text:p>
          </table:table-cell>
          <table:table-cell office:value-type="float" office:value="195" table:style-name="ce5">
            <text:p>195.00<text:s/></text:p>
          </table:table-cell>
          <table:table-cell office:value-type="float" office:value="290.33" table:style-name="ce5">
            <text:p>290.33<text:s/></text:p>
          </table:table-cell>
          <table:table-cell office:value-type="string" table:style-name="ce5">
            <text:p>Ground mnted</text:p>
          </table:table-cell>
          <table:table-cell table:number-columns-repeated="5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Geo</text:p>
          </table:table-cell>
          <table:table-cell office:value-type="float" office:value="117" table:style-name="ce5">
            <text:p>117.00<text:s/></text:p>
          </table:table-cell>
          <table:table-cell table:number-columns-repeated="7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Pumped Storage</text:p>
          </table:table-cell>
          <table:table-cell table:number-columns-repeated="8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style-name="ce1"/>
          <table:table-cell table:number-columns-repeated="8" table:style-name="ce5"/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Source</text:p>
          </table:table-cell>
          <table:table-cell office:value-type="string" table:style-name="ce5">
            <text:p>https://link-springer-com.proxy2.library.illinois.edu/chapter/10.1007/978-3-319-66420-0_2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5">
            <text:p>https://www.sciencedirect.com/science/article/pii/S1364032117309486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5"/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4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Prod</text:p>
          </table:table-cell>
          <table:table-cell office:value-type="string" table:style-name="ce1">
            <text:p>Dmd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Yr</text:p>
          </table:table-cell>
          <table:table-cell table:number-columns-repeated="16380"/>
        </table:table-row>
        <table:table-row table:style-name="ro1">
          <table:table-cell office:value-type="float" office:value="882798.01" table:style-name="ce1">
            <text:p>882798.01</text:p>
          </table:table-cell>
          <table:table-cell office:value-type="float" office:value="838658.10950000002" table:formula="of:=0.95*[.A2]" table:style-name="ce1">
            <text:p>838658.1095</text:p>
          </table:table-cell>
          <table:table-cell office:value-type="float" office:value="44139.900499999989" table:formula="of:=[.A2]-[.B2]" table:style-name="ce1">
            <text:p>44139.9005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801932.83" table:style-name="ce1">
            <text:p>801932.83</text:p>
          </table:table-cell>
          <table:table-cell office:value-type="float" office:value="761836.18849999993" table:formula="of:=0.95*[.A3]" table:style-name="ce1">
            <text:p>761836.1885</text:p>
          </table:table-cell>
          <table:table-cell office:value-type="float" office:value="40096.641500000027" table:formula="of:=[.A3]-[.B3]" table:style-name="ce1">
            <text:p>40096.6415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822470.36300000001" table:style-name="ce1">
            <text:p>822470.363</text:p>
          </table:table-cell>
          <table:table-cell office:value-type="float" office:value="781346.84484999999" table:formula="of:=0.95*[.A4]" table:style-name="ce1">
            <text:p>781346.8449</text:p>
          </table:table-cell>
          <table:table-cell office:value-type="float" office:value="41123.518150000018" table:formula="of:=[.A4]-[.B4]" table:style-name="ce1">
            <text:p>41123.51815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788705.53099999996" table:style-name="ce1">
            <text:p>788705.531</text:p>
          </table:table-cell>
          <table:table-cell office:value-type="float" office:value="749270.25444999989" table:formula="of:=0.95*[.A5]" table:style-name="ce1">
            <text:p>749270.2545</text:p>
          </table:table-cell>
          <table:table-cell office:value-type="float" office:value="39435.276550000068" table:formula="of:=[.A5]-[.B5]" table:style-name="ce1">
            <text:p>39435.27655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760391.75999999896" table:style-name="ce1">
            <text:p>760391.76</text:p>
          </table:table-cell>
          <table:table-cell office:value-type="float" office:value="722372.17199999897" table:formula="of:=0.95*[.A6]" table:style-name="ce1">
            <text:p>722372.172</text:p>
          </table:table-cell>
          <table:table-cell office:value-type="float" office:value="38019.587999999989" table:formula="of:=[.A6]-[.B6]" table:style-name="ce1">
            <text:p>38019.588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856331.60103615199" table:style-name="ce1">
            <text:p>856331.601</text:p>
          </table:table-cell>
          <table:table-cell office:value-type="float" office:value="813515.0209843443" table:formula="of:=0.95*[.A7]" table:style-name="ce1">
            <text:p>813515.021</text:p>
          </table:table-cell>
          <table:table-cell office:value-type="float" office:value="42816.580051807687" table:formula="of:=[.A7]-[.B7]" table:style-name="ce1">
            <text:p>42816.58005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O2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Wind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gCO2/kWh</text:p>
          </table:table-cell>
          <table:table-cell office:value-type="string" table:style-name="ce1">
            <text:p>Amponsah et al 2014</text:p>
          </table:table-cell>
          <table:table-cell table:style-name="ce1"/>
          <table:table-cell office:value-type="string" table:style-name="ce1">
            <text:p>100% onsho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ydro</text:p>
          </table:table-cell>
          <table:table-cell office:value-type="float" office:value="45.9" table:style-name="ce1">
            <text:p>45.9</text:p>
          </table:table-cell>
          <table:table-cell office:value-type="string" table:style-name="ce1">
            <text:p>gCO2/kWh</text:p>
          </table:table-cell>
          <table:table-cell office:value-type="string" table:style-name="ce1">
            <text:p>Amponsah et al 20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CO2/kWh</text:p>
          </table:table-cell>
          <table:table-cell office:value-type="string" table:style-name="ce1">
            <text:p>Amponsah et al 2014\</text:p>
          </table:table-cell>
          <table:table-cell table:style-name="ce1"/>
          <table:table-cell office:value-type="string" table:style-name="ce1">
            <text:p>ref 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VS</text:p>
          </table:table-cell>
          <table:table-cell office:value-type="float" office:value="91.1" table:style-name="ce1">
            <text:p>91.1</text:p>
          </table:table-cell>
          <table:table-cell office:value-type="string" table:style-name="ce1">
            <text:p>gCO2/kWh</text:p>
          </table:table-cell>
          <table:table-cell office:value-type="string" table:style-name="ce1">
            <text:p>Amponsah et al 2014\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omass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Amponsah et al 2014\</text:p>
          </table:table-cell>
          <table:table-cell table:style-name="ce1"/>
          <table:table-cell office:value-type="string" table:style-name="ce1">
            <text:p>More verific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clear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Lenzen 2008</text:p>
          </table:table-cell>
          <table:table-cell office:value-type="string" table:style-name="ce1">
            <text:p>Sovacool 2008</text:p>
          </table:table-cell>
          <table:table-cell office:value-type="string" table:style-name="ce1">
            <text:p>O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al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string" table:style-name="ce1">
            <text:p>Sovacool 2008</text:p>
          </table:table-cell>
          <table:table-cell table:style-name="ce1"/>
          <table:table-cell office:value-type="string" table:style-name="ce1">
            <text:p>O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il</text:p>
          </table:table-cell>
          <table:table-cell office:value-type="float" office:value="778" table:style-name="ce1">
            <text:p>778</text:p>
          </table:table-cell>
          <table:table-cell table:style-name="ce1"/>
          <table:table-cell office:value-type="string" table:style-name="ce1">
            <text:p>Sovacool 2008</text:p>
          </table:table-cell>
          <table:table-cell table:style-name="ce1"/>
          <table:table-cell office:value-type="string" table:style-name="ce1">
            <text:p>O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NG</text:p>
          </table:table-cell>
          <table:table-cell office:value-type="float" office:value="443" table:style-name="ce1">
            <text:p>443</text:p>
          </table:table-cell>
          <table:table-cell table:style-name="ce1"/>
          <table:table-cell office:value-type="string" table:style-name="ce1">
            <text:p>Sovacool 2008</text:p>
          </table:table-cell>
          <table:table-cell table:style-name="ce1"/>
          <table:table-cell office:value-type="string" table:style-name="ce1">
            <text:p>OLD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2" number:min-integer-digits="1" number:grouping="true"/>
      <number:text> </number:text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achubbz</dc:creator>
    <meta:creation-date>2018-04-18T15:09:01Z</meta:creation-date>
    <dc:date>2018-06-15T20:28:56Z</dc:date>
    <meta:editing-cycles>35</meta:editing-cycles>
    <meta:editing-duration>PT1949256S</meta:editing-duration>
  </office:meta>
</office:document-meta>
</file>